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bdc" officeooo:paragraph-rsid="000b4bd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g muestra un msj cada 2 segundos</text:p>
      <text:p text:style-name="Standard">EOI EQU 20H<text:line-break/>IMR EQU 21H<text:line-break/>INT1 EQU 25h<text:line-break/>CONT EQU 10h<text:line-break/>COMP EQU 11h<text:line-break/>N_TIMER EQU 20<text:line-break/><text:line-break/>ORG 80<text:line-break/> <text:s/>IP_F10 DW RUT_TIMER<text:line-break/><text:line-break/>ORG 1000H<text:line-break/> <text:s/>TEXTO DB "Vamos las interrupciones!"<text:line-break/> <text:s/>CANT DB 0<text:line-break/><text:line-break/>ORG 2000H<text:line-break/> <text:s/>CLI<text:line-break/> <text:s/>MOV AL, 0FDH<text:line-break/> <text:s/>OUT IMR, AL ;mascara que habilita el timer<text:line-break/> <text:s/>MOV AL, N_TIMER<text:line-break/> <text:s/>OUT INT1, AL ;coloco posicion en el vector en int1<text:line-break/> <text:s/>MOV AL, 2<text:line-break/> <text:s/>OUT COMP, AL ;seteo limite de tiempo en 2"<text:line-break/> <text:s/>MOV AL, 0<text:line-break/> <text:s/>OUT CONT, AL ; seteo el timer en 0<text:line-break/> <text:s/>STI<text:line-break/> <text:s/>LAZO: CMP CANT, 5<text:line-break/> <text:s/>JNZ LAZO<text:line-break/> <text:s/>INT 0<text:line-break/> <text:s/><text:line-break/>ORG 3000H<text:line-break/> <text:s/>RUT_TIMER: <text:line-break/> <text:s text:c="3"/>PUSH AX<text:line-break/> <text:s text:c="3"/>PUSH BX<text:line-break/> <text:s text:c="3"/>MOV BX, OFFSET TEXTO<text:line-break/> <text:s text:c="3"/>MOV AL, OFFSET cant - OFFSET TEXTO<text:line-break/> <text:s text:c="3"/>INT 7<text:line-break/> <text:s text:c="3"/>INC CANT<text:line-break/> <text:s text:c="3"/>CMP CANT, 5<text:line-break/> <text:s text:c="3"/>JNZ SIGUE ;si cant no es 5, sigue ejecutando<text:line-break/> <text:s text:c="3"/>MOV AL, 0FFh ;sino, enmascara imr para dejar de ejecutar timer<text:line-break/> <text:s text:c="3"/>OUT IMR, AL<text:line-break/> <text:s/>SIGUE: <text:line-break/> <text:s text:c="3"/>MOV AL, EOI<text:line-break/> <text:s text:c="3"/>OUT EOI, AL ;informo fin de interrupcion<text:line-break/> <text:s text:c="3"/>MOV AL, 0<text:line-break/> <text:s text:c="3"/>OUT CONT, AL ;reseteo contador en 0<text:line-break/> <text:s text:c="3"/>POP BX<text:line-break/> <text:s text:c="3"/>POP AX<text:line-break/> <text:s text:c="3"/>IRET<text:line-break/>END</text:p>
      <text:p text:style-name="Standard"/>
      <text:p text:style-name="P1"><text:soft-page-break/>Mensaje mostrado unica vez a los 10”</text:p>
      <text:p text:style-name="Standard">EOI EQU 20H<text:line-break/>IMR EQU 21H<text:line-break/>INT1 EQU 25h<text:line-break/>CONT EQU 10h<text:line-break/>COMP EQU 11h<text:line-break/>N_TIMER EQU 20<text:line-break/><text:line-break/>ORG 80<text:line-break/> <text:s/>IP_F10 DW RUT_TIMER<text:line-break/><text:line-break/>ORG 1000H<text:line-break/> <text:s/>TEXTO DB "Vamos las interrupciones!"<text:line-break/> <text:s/>CANT DB 0<text:line-break/><text:line-break/>ORG 2000H<text:line-break/> <text:s/>CLI<text:line-break/> <text:s/>MOV AL, 0FDH<text:line-break/> <text:s/>OUT IMR, AL ;mascara que habilita el timer<text:line-break/> <text:s/>MOV AL, N_TIMER<text:line-break/> <text:s/>OUT INT1, AL ;coloco posicion en el vector en int1<text:line-break/> <text:s/>MOV AL, 10<text:line-break/> <text:s/>OUT COMP, AL ;seteo limite de tiempo en 2"<text:line-break/> <text:s/>MOV AL, 0<text:line-break/> <text:s/>OUT CONT, AL ; seteo el timer en 0<text:line-break/> <text:s/>STI<text:line-break/> <text:s/>LAZO: CMP CANT, 1<text:line-break/> <text:s/>JNZ LAZO<text:line-break/> <text:s/>INT 0<text:line-break/> <text:s/><text:line-break/>ORG 3000H<text:line-break/> <text:s/>RUT_TIMER: <text:line-break/> <text:s text:c="3"/>PUSH AX<text:line-break/> <text:s text:c="3"/>PUSH BX<text:line-break/> <text:s text:c="3"/>MOV BX, OFFSET TEXTO<text:line-break/> <text:s text:c="3"/>MOV AL, OFFSET cant - OFFSET TEXTO<text:line-break/> <text:s text:c="3"/>INT 7<text:line-break/> <text:s text:c="3"/>INC CANT<text:line-break/> <text:s text:c="3"/>CMP CANT, 1<text:line-break/> <text:s text:c="3"/>JNZ SIGUE ;si cant no es 5, sigue ejecutando<text:line-break/> <text:s text:c="3"/>MOV AL, 0FFh ;sino, enmascara imr para dejar de ejecutar timer<text:line-break/> <text:s text:c="3"/>OUT IMR, AL<text:line-break/> <text:s/>SIGUE: <text:line-break/> <text:s text:c="3"/>MOV AL, EOI<text:line-break/> <text:s text:c="3"/>OUT EOI, AL ;informo fin de interrupcion<text:line-break/> <text:s text:c="3"/>MOV AL, 0<text:line-break/> <text:s text:c="3"/>OUT CONT, AL ;reseteo contador en 0<text:line-break/> <text:s text:c="3"/>POP BX<text:line-break/> <text:s text:c="3"/>POP AX<text:line-break/> <text:s text:c="3"/>IRET<text:line-break/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6T17:24:10.483000000</dc:date>
    <meta:editing-duration>PT7M51S</meta:editing-duration>
    <meta:editing-cycles>1</meta:editing-cycles>
    <meta:document-statistic meta:table-count="0" meta:image-count="0" meta:object-count="0" meta:page-count="2" meta:paragraph-count="4" meta:word-count="351" meta:character-count="1903" meta:non-whitespace-character-count="1332"/>
    <meta:generator>LibreOffice/7.2.2.2$Windows_X86_64 LibreOffice_project/02b2acce88a210515b4a5bb2e46cbfb63fe97d56</meta:generator>
  </office:meta>
</office:document-meta>
</file>